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b6d" officeooo:paragraph-rsid="00052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t lavn es 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52:12.931269835</meta:creation-date>
    <dc:date>2019-06-21T23:52:41.936499924</dc:date>
    <meta:editing-duration>PT29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5.1.6.2$Linux_X86_64 LibreOffice_project/10m0$Build-2</meta:generator>
  </office:meta>
</office:document-meta>
</file>